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FUR HERRERA, LUZ KATTERI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1831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HUACH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AFUR HERRERA, LUZ KATTERIN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831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23494236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24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